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EPPSP_5.2.2 cycle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number-columns-repeated="2" table:default-cell-style-name="Default"/>
        <table:table-column table:style-name="co6" table:default-cell-style-name="ce25"/>
        <table:table-column table:style-name="co6" table:number-columns-repeated="8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184];&quot;High&quot;;[.D5:.D184])" office:value-type="float" office:value="34">
            <text:p>34</text:p>
          </table:table-cell>
          <table:table-cell table:formula="of:=SUMPRODUCT(([.C5:.C184]=&quot;High&quot;)*([.E5:.E184]=&quot;x&quot;)*[.D5:.D184])" office:value-type="float" office:value="34">
            <text:p>34</text:p>
          </table:table-cell>
          <table:table-cell table:formula="of:=SUMPRODUCT(([.C5:.C184]=&quot;High&quot;)*([.F5:.F184]=&quot;x&quot;)*[.D5:.D184])" office:value-type="float" office:value="0">
            <text:p>0</text:p>
          </table:table-cell>
          <table:table-cell table:style-name="Default" table:formula="of:=SUMPRODUCT(([.C5:.C184]=&quot;High&quot;)*([.G5:.G184]=&quot;x&quot;)*[.D5:.D184])" office:value-type="float" office:value="0">
            <text:p>0</text:p>
          </table:table-cell>
          <table:table-cell table:formula="of:=SUMPRODUCT(([.C5:.C184]=&quot;High&quot;)*([.H5:.H184]=&quot;x&quot;)*[.D5:.D184])" office:value-type="float" office:value="0">
            <text:p>0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184];&quot;Medium&quot;;[.D5:.D184])" office:value-type="float" office:value="22">
            <text:p>22</text:p>
          </table:table-cell>
          <table:table-cell table:formula="of:=SUMPRODUCT(([.C5:.C184]=&quot;Medium&quot;)*([.E5:.E184]=&quot;x&quot;)*[.D5:.D184])" office:value-type="float" office:value="22">
            <text:p>22</text:p>
          </table:table-cell>
          <table:table-cell table:formula="of:=SUMPRODUCT(([.C5:.C184]=&quot;Medium&quot;)*([.F5:.F184]=&quot;x&quot;)*[.D5:.D184])" office:value-type="float" office:value="0">
            <text:p>0</text:p>
          </table:table-cell>
          <table:table-cell table:style-name="Default" table:formula="of:=SUMPRODUCT(([.C5:.C184]=&quot;Medium&quot;)*([.G5:.G184]=&quot;x&quot;)*[.D5:.D184])" office:value-type="float" office:value="0">
            <text:p>0</text:p>
          </table:table-cell>
          <table:table-cell table:formula="of:=SUMPRODUCT(([.C5:.C184]=&quot;Medium&quot;)*([.H5:.H184]=&quot;x&quot;)*[.D5:.D184])" office:value-type="float" office:value="0">
            <text:p>0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184];&quot;Low&quot;;[.D5:.D184])" office:value-type="float" office:value="4">
            <text:p>4</text:p>
          </table:table-cell>
          <table:table-cell table:formula="of:=SUMPRODUCT(([.C5:.C184]=&quot;Low&quot;)*([.E5:.E184]=&quot;x&quot;)*[.D5:.D184])" office:value-type="float" office:value="4">
            <text:p>4</text:p>
          </table:table-cell>
          <table:table-cell table:formula="of:=SUMPRODUCT(([.C5:.C184]=&quot;Low&quot;)*([.F5:.F184]=&quot;x&quot;)*[.D5:.D184])" office:value-type="float" office:value="0">
            <text:p>0</text:p>
          </table:table-cell>
          <table:table-cell table:style-name="Default" table:formula="of:=SUMPRODUCT(([.C5:.C184]=&quot;Low&quot;)*([.G5:.G184]=&quot;x&quot;)*[.D5:.D184])" office:value-type="float" office:value="0">
            <text:p>0</text:p>
          </table:table-cell>
          <table:table-cell table:formula="of:=SUMPRODUCT(([.C5:.C184]=&quot;Low&quot;)*([.H5:.H184]=&quot;x&quot;)*[.D5:.D184])" office:value-type="float" office:value="0">
            <text:p>0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Path</text:p>
          </table:table-cell>
          <table:table-cell table:style-name="ce24" table:number-columns-repeated="4"/>
          <table:table-cell table:style-name="ce30" table:number-columns-repeated="49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Copy_Pas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Copy_Pas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Copy_Pas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Cut_Pas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Cut_Pas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Cut_Pas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Loc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Loc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Loc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Renam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Renam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Renam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Symlin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Symlin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Symlin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WebDAV\Cre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WebDAV\Cre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WebDAV\Cre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WebDAV\Ac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WebDAV\Ac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WebDAV\Ac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Drag_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Drag_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Drag_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in\Pub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in\Pub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in\Pub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in\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in\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in\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in\Rel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in\Rel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in\Rel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in\Node_Propert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in\Node_Propert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in\Node_Propert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in\Export_Im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in\Export_Im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in\Export_Im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Tag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Tag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Tag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\Categorie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\Categorie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\Categorie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Templ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Templ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Templ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ADM\Metadata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ADM\Metadata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ADM\Metadata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Vie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Vie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Vie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ADM\Dri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ADM\Dri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ADM\Dri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Namespac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Namespac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Namespac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ADM\Node_Typ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ADM\Node_Typ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ADM\Node_Typ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Que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Que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Que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ADM\Scrip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ADM\Scrip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ADM\Scrip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Ac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Ac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Ac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ADM\Lock_Unloc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ADM\Lock_Unloc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ADM\Lock_Unloc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Create\Folder\Content_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Create\Folder\Content_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Create\Folder\Content_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Clipboar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Clipboar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Clipboar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Collaboration\Tag\Priv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Collaboration\Tag\Priv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Collaboration\Tag\Priv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Collaboration\Tag\Public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Collaboration\Tag\Public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ECMS\DMS\Collaboration\Tag\Public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Collaboration\Langu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Collaboration\Langu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Collaboration\Langu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Collaboration\Vo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Collaboration\Vo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Collaboration\Vo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DMS\Collaboration\Com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DMS\Collaboration\Com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DMS\Collaboration\Com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Create\Document\Artic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Create\Document\Artic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Create\Document\Artic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DMS\Create\Document\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DMS\Create\Document\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DMS\Create\Document\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Create\Document\Free_Layou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Create\Document\Free_Layou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Create\Document\Free_Layou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DMS\Info\Permiss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DMS\Info\Permiss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DMS\Info\Permiss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Info\Metadata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Info\Metadata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Info\Metadata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DMS\Search\Simp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DMS\Search\Simp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DMS\Search\Simp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Search\Advance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Search\Advance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Search\Advance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DMS\Search\Que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DMS\Search\Que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DMS\Search\Que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Setting\Browsing_Preference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Setting\Browsing_Preference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Setting\Browsing_Preference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DMS\Upload_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DMS\Upload_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DMS\Upload_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WCM\Content_List_Viewer\Create_By_Fol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WCM\Content_List_Viewer\Create_By_Fol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WCM\Content_List_Viewer\Create_By_Fol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WCM\Content_List_Viewer\Create_By_Cont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WCM\Content_List_Viewer\Create_By_Cont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CMS\WCM\Content_List_Viewer\Create_By_Cont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WCM\UnPub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WCM\UnPub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WCM\UnPub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WCM\Edit_CLV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WCM\Edit_CLV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WCM\Edit_CLV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ECMS\WCM\FCK_Edito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ECMS\WCM\FCK_Edito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ECMS\WCM\FCK_Edito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WCM\Form_Genera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WCM\Form_Genera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WCM\Form_Genera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ECMS\WCM\Newsletter_Manager\Catego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ECMS\WCM\Newsletter_Manager\Catego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ECMS\WCM\Newsletter_Manager\Catego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WCM\Newsletter_Manager\Subscrip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WCM\Newsletter_Manager\Subscrip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WCM\Newsletter_Manager\Subscrip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ECMS\WCM\Newsletter_Manager\Lett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ECMS\WCM\Newsletter_Manager\Lett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ECMS\WCM\Newsletter_Manager\Lett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WCM\Newsletter_Manager\Subscribe_Lett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WCM\Newsletter_Manager\Subscribe_Lett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WCM\Newsletter_Manager\Subscribe_Lett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ECMS\WCM\News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ECMS\WCM\News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ECMS\WCM\News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WCM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WCM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WCM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ECMS\WCM\Single_Content_View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ECMS\WCM\Single_Content_View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ECMS\WCM\Single_Content_View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WF\Admin\Vie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WF\Admin\Vie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WF\Admin\Vie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WF\Admin\Uploa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WF\Admin\Uploa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WF\Admin\Uploa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WF\Content_Publishing\Appro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WF\Content_Publishing\Appro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WF\Content_Publishing\Appro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WF\Holiday\Appr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WF\Holiday\Appr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WF\Holiday\Appr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WF\Pay_Raise\WF\Gran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WF\Pay_Raise\WF\Gran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WF\Pay_Raise\WF\Grand</text:p>
          </table:table-cell>
          <table:table-cell table:number-columns-repeated="6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7/03/2012</text:date>, <text:time>12:0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03T12:06:56</dc:date>
    <dc:creator>exoplatform </dc:creator>
    <meta:editing-duration>PT2H19M51S</meta:editing-duration>
    <meta:editing-cycles>20</meta:editing-cycles>
    <meta:generator>LibreOffice/3.4$Unix LibreOffice_project/340m1$Build-402</meta:generator>
    <meta:document-statistic meta:table-count="2" meta:cell-count="1107" meta:object-count="0"/>
    <meta:user-defined meta:name="Info 1"/>
    <meta:user-defined meta:name="Info 2"/>
    <meta:user-defined meta:name="Info 3"/>
    <meta:user-defined meta:name="Info 4"/>
  </office:meta>
</office:document-meta>
</file>